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6FF8E14761030B80.png" manifest:media-type="image/png"/>
  <manifest:file-entry manifest:full-path="Pictures/10000201000005F70000061B566721927DEE103B.png" manifest:media-type="image/png"/>
  <manifest:file-entry manifest:full-path="Pictures/10000201000001F4000001F4A2BB3342663ABA75.png" manifest:media-type="image/png"/>
  <manifest:file-entry manifest:full-path="Pictures/10000201000000860000008657AE5DD36627ACE9.png" manifest:media-type="image/png"/>
  <manifest:file-entry manifest:full-path="Pictures/100000000000027200000272CA5210D294D55045.jpg" manifest:media-type="image/jpeg"/>
  <manifest:file-entry manifest:full-path="Pictures/100002010000020000000200251F3E5B1EA1377F.png" manifest:media-type="image/png"/>
  <manifest:file-entry manifest:full-path="Pictures/100002010000007900000079C9989AB4735B98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lery Pro" svg:font-family="'Adlery Pro'"/>
    <style:font-face style:name="Calibri" svg:font-family="Calibri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color="#ce181e"/>
    </style:style>
    <style:style style:name="T1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2" style:family="text">
      <style:text-properties fo:color="#000000" style:font-name="Adlery Pro" fo:font-size="20.1000003814697pt" style:font-size-asian="20.1000003814697pt" style:font-name-complex="Adlery Pro" style:font-size-complex="20.1000003814697pt"/>
    </style:style>
    <style:style style:name="T3" style:family="text">
      <style:text-properties fo:color="#000000" style:font-name="Open Sans" fo:font-size="18pt" fo:font-weight="bold" style:font-size-asian="18pt" style:font-name-complex="Open 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a xlink:href="https://www.farmaciamila.com.br/" xlink:type="simple" xlink:show="embed">
          <draw:frame draw:style-name="gr1" draw:text-style-name="P1" draw:layer="layout" svg:width="17.635cm" svg:height="15.8cm" svg:x="2.366cm" svg:y="-1.5cm">
            <draw:image xlink:href="Pictures/10000201000001F4000001F4A2BB3342663ABA75.png" xlink:type="simple" xlink:show="embed" xlink:actuate="onLoad">
              <text:p text:style-name="P1">d</text:p>
            </draw:image>
          </draw:frame>
        </draw:a>
        <draw:frame draw:style-name="gr2" draw:text-style-name="P3" draw:layer="layout" svg:width="0.388cm" svg:height="0.454cm" svg:x="10.5cm" svg:y="1.251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706cm" svg:height="0.822cm" svg:x="16.721cm" svg:y="4.61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7.859cm" svg:y="12.53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454cm" svg:x="13.393cm" svg:y="12.46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454cm" svg:x="18.402cm" svg:y="12.12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454cm" svg:x="7.592cm" svg:y="17.43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454cm" svg:x="13.02cm" svg:y="17.26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454cm" svg:x="18.38cm" svg:y="17.28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454cm" svg:x="9.264cm" svg:y="22.38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454cm" svg:x="16.886cm" svg:y="22.333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12.202cm" svg:height="0.738cm" svg:x="4.537cm" svg:y="24.47cm">
          <draw:text-box>
            <text:p text:style-name="P2"><text:span text:style-name="T3">Rua Altamiro </text:span><text:span text:style-name="T3">Guimarães,397, sl 4 </text:span></text:p>
          </draw:text-box>
        </draw:frame>
        <draw:frame draw:style-name="gr4" draw:text-style-name="P5" draw:layer="layout" svg:width="9.557cm" svg:height="0.738cm" svg:x="5.702cm" svg:y="25.264cm">
          <draw:text-box>
            <text:p text:style-name="P2"><text:span text:style-name="T3">B</text:span><text:span text:style-name="T3">a</text:span><text:span text:style-name="T3">i</text:span><text:span text:style-name="T3">r</text:span><text:span text:style-name="T3">r</text:span><text:span text:style-name="T3">o</text:span><text:span text:style-name="T3"> </text:span><text:span text:style-name="T3">C</text:span><text:span text:style-name="T3">e</text:span><text:span text:style-name="T3">n</text:span><text:span text:style-name="T3">t</text:span><text:span text:style-name="T3">r</text:span><text:span text:style-name="T3">o</text:span><text:span text:style-name="T3"> </text:span><text:span text:style-name="T3"><text:s/></text:span><text:span text:style-name="T3">|</text:span><text:span text:style-name="T3"> </text:span><text:span text:style-name="T3"><text:s/></text:span><text:span text:style-name="T3">I</text:span><text:span text:style-name="T3">ç</text:span><text:span text:style-name="T3">a</text:span><text:span text:style-name="T3">r</text:span><text:span text:style-name="T3">a</text:span><text:span text:style-name="T3"> </text:span><text:span text:style-name="T3">-</text:span><text:span text:style-name="T3"> </text:span><text:span text:style-name="T3">S</text:span><text:span text:style-name="T3">C</text:span><text:span text:style-name="T3"> </text:span></text:p>
          </draw:text-box>
        </draw:frame>
        <draw:frame draw:style-name="gr4" draw:text-style-name="P5" draw:layer="layout" svg:width="9.595cm" svg:height="0.738cm" svg:x="5.728cm" svg:y="25.96cm">
          <draw:text-box>
            <text:p text:style-name="P2"><text:span text:style-name="T3">w</text:span><text:span text:style-name="T3">w</text:span><text:span text:style-name="T3">w</text:span><text:span text:style-name="T3">.</text:span><text:span text:style-name="T3">f</text:span><text:span text:style-name="T3">a</text:span><text:span text:style-name="T3">r</text:span><text:span text:style-name="T3">m</text:span><text:span text:style-name="T3">a</text:span><text:span text:style-name="T3">c</text:span><text:span text:style-name="T3">i</text:span><text:span text:style-name="T3">a</text:span><text:span text:style-name="T3">m</text:span><text:span text:style-name="T3">i</text:span><text:span text:style-name="T3">l</text:span><text:span text:style-name="T3">a</text:span><text:span text:style-name="T3">.</text:span><text:span text:style-name="T3">c</text:span><text:span text:style-name="T3">o</text:span><text:span text:style-name="T3">m</text:span><text:span text:style-name="T3">.</text:span><text:span text:style-name="T3">b</text:span><text:span text:style-name="T3">r</text:span><text:span text:style-name="T3"> </text:span></text:p>
          </draw:text-box>
        </draw:frame>
        <draw:frame draw:style-name="gr4" draw:text-style-name="P5" draw:layer="layout" svg:width="10.412cm" svg:height="0.738cm" svg:x="5.418cm" svg:y="26.855cm">
          <draw:text-box>
            <text:p text:style-name="P2"><text:span text:style-name="T3">f</text:span><text:span text:style-name="T3">a</text:span><text:span text:style-name="T3">r</text:span><text:span text:style-name="T3">m</text:span><text:span text:style-name="T3">a</text:span><text:span text:style-name="T3">c</text:span><text:span text:style-name="T3">i</text:span><text:span text:style-name="T3">a</text:span><text:span text:style-name="T3">m</text:span><text:span text:style-name="T3">i</text:span><text:span text:style-name="T3">l</text:span><text:span text:style-name="T3">l</text:span><text:span text:style-name="T3">a</text:span><text:span text:style-name="T3">@</text:span><text:span text:style-name="T3">g</text:span><text:span text:style-name="T3">m</text:span><text:span text:style-name="T3">a</text:span><text:span text:style-name="T3">i</text:span><text:span text:style-name="T3">l</text:span><text:span text:style-name="T3">.</text:span><text:span text:style-name="T3">c</text:span><text:span text:style-name="T3">o</text:span><text:span text:style-name="T3">m</text:span><text:span text:style-name="T3">.</text:span><text:span text:style-name="T3">b</text:span><text:span text:style-name="T3">r</text:span><text:span text:style-name="T3"> </text:span></text:p>
          </draw:text-box>
        </draw:frame>
        <draw:a xlink:href="https://api.whatsapp.com/send?phone=5548998334506&amp;text=Olá%2C gostaria de solicitar um orçamento." xlink:type="simple" xlink:show="embed">
          <draw:frame draw:style-name="gr5" draw:text-style-name="P6" draw:layer="layout" svg:width="4.098cm" svg:height="4.098cm" svg:x="3.061cm" svg:y="13.693cm">
            <draw:image xlink:href="Pictures/10000201000005F70000061B566721927DEE103B.png" xlink:type="simple" xlink:show="embed" xlink:actuate="onLoad">
              <text:p/>
            </draw:image>
          </draw:frame>
        </draw:a>
        <draw:a xlink:href="mailto:farmaciamilla@gmail.com" xlink:type="simple" xlink:show="embed">
          <draw:frame draw:style-name="gr5" draw:text-style-name="P6" draw:layer="layout" svg:width="3.964cm" svg:height="3.964cm" svg:x="8.722cm" svg:y="13.459cm">
            <draw:image xlink:href="Pictures/100002010000020000000200251F3E5B1EA1377F.png" xlink:type="simple" xlink:show="embed" xlink:actuate="onLoad">
              <text:p/>
            </draw:image>
          </draw:frame>
        </draw:a>
        <draw:a xlink:href="https://goo.gl/maps/XD8nEGSPf2M2" xlink:type="simple" xlink:show="embed">
          <draw:frame draw:style-name="gr5" draw:text-style-name="P6" draw:layer="layout" svg:width="5.707cm" svg:height="5.707cm" svg:x="13.2cm" svg:y="12.793cm">
            <draw:image xlink:href="Pictures/100000000000027200000272CA5210D294D55045.jpg" xlink:type="simple" xlink:show="embed" xlink:actuate="onLoad">
              <text:p/>
            </draw:image>
          </draw:frame>
        </draw:a>
        <draw:a xlink:href="https://www.instagram.com/milafarmaciademanipulacao/" xlink:type="simple" xlink:show="embed">
          <draw:frame draw:style-name="gr5" draw:text-style-name="P6" draw:layer="layout" svg:width="3.564cm" svg:height="3.564cm" svg:x="3.328cm" svg:y="18.231cm">
            <draw:image xlink:href="Pictures/10000201000000860000008657AE5DD36627ACE9.png" xlink:type="simple" xlink:show="embed" xlink:actuate="onLoad">
              <text:p/>
            </draw:image>
          </draw:frame>
        </draw:a>
        <draw:a xlink:href="https://www.facebook.com/MilaFarmaciaDeManipulacao/" xlink:type="simple" xlink:show="embed">
          <draw:frame draw:style-name="gr5" draw:text-style-name="P6" draw:layer="layout" svg:width="3.206cm" svg:height="3.206cm" svg:x="8.992cm" svg:y="18.5cm">
            <draw:image xlink:href="Pictures/100002010000007900000079C9989AB4735B983F.png" xlink:type="simple" xlink:show="embed" xlink:actuate="onLoad">
              <text:p/>
            </draw:image>
          </draw:frame>
        </draw:a>
        <draw:a xlink:href="https://www.farmaciamila.com.br/" xlink:type="simple" xlink:show="embed">
          <draw:frame draw:style-name="gr5" draw:text-style-name="P7" draw:layer="layout" svg:width="3.876cm" svg:height="3.876cm" svg:x="14.024cm" svg:y="18.288cm">
            <draw:image xlink:href="Pictures/1000020100000200000002006FF8E14761030B80.png" xlink:type="simple" xlink:show="embed" xlink:actuate="onLoad">
              <text:p/>
            </draw:image>
          </draw:frame>
        </draw:a>
        <draw:frame draw:style-name="gr4" draw:text-style-name="P5" draw:layer="layout" svg:width="10.446cm" svg:height="0.738cm" svg:x="5.362cm" svg:y="27.754cm">
          <draw:text-box>
            <text:p text:style-name="P2"><text:span text:style-name="T3">4</text:span><text:span text:style-name="T3">8</text:span><text:span text:style-name="T3"> </text:span><text:span text:style-name="T3">9</text:span><text:span text:style-name="T3">9</text:span><text:span text:style-name="T3">8</text:span><text:span text:style-name="T3">3</text:span><text:span text:style-name="T3">3</text:span><text:span text:style-name="T3">-</text:span><text:span text:style-name="T3">4</text:span><text:span text:style-name="T3">5</text:span><text:span text:style-name="T3">0</text:span><text:span text:style-name="T3">6</text:span><text:span text:style-name="T3"> </text:span><text:span text:style-name="T3"><text:s/></text:span><text:span text:style-name="T3">|</text:span><text:span text:style-name="T3"> </text:span><text:span text:style-name="T3"><text:s/></text:span><text:span text:style-name="T3">3</text:span><text:span text:style-name="T3">0</text:span><text:span text:style-name="T3">4</text:span><text:span text:style-name="T3">5</text:span><text:span text:style-name="T3">-</text:span><text:span text:style-name="T3">0</text:span><text:span text:style-name="T3">9</text:span><text:span text:style-name="T3">9</text:span><text:span text:style-name="T3">0</text:span><text:span text:style-name="T3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lery Pro" svg:font-family="'Adlery Pro'"/>
    <style:font-face style:name="Calibri" svg:font-family="Calibri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1.065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10T18:43:49.158025983</dc:date>
    <meta:editing-duration>PT27S</meta:editing-duration>
    <meta:editing-cycles>1</meta:editing-cycles>
    <meta:document-statistic meta:object-count="22"/>
    <meta:generator>LibreOffice/6.0.7.3$Linux_X86_64 LibreOffice_project/00m0$Build-3</meta:generator>
  </office:meta>
</office:document-meta>
</file>